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55d" officeooo:paragraph-rsid="0011e55d"/>
    </style:style>
    <style:style style:name="P2" style:family="paragraph" style:parent-style-name="Standard">
      <style:text-properties officeooo:rsid="001d374f" officeooo:paragraph-rsid="001d374f"/>
    </style:style>
    <style:style style:name="P3" style:family="paragraph" style:parent-style-name="Standard">
      <style:text-properties officeooo:rsid="001d374f" officeooo:paragraph-rsid="00442682"/>
    </style:style>
    <style:style style:name="P4" style:family="paragraph" style:parent-style-name="Standard">
      <style:text-properties officeooo:rsid="003f9191" officeooo:paragraph-rsid="003f9191"/>
    </style:style>
    <style:style style:name="P5" style:family="paragraph" style:parent-style-name="Standard">
      <style:text-properties officeooo:rsid="003f9191" officeooo:paragraph-rsid="004758d9"/>
    </style:style>
    <style:style style:name="P6" style:family="paragraph" style:parent-style-name="Standard">
      <style:text-properties officeooo:rsid="00419048" officeooo:paragraph-rsid="00419048"/>
    </style:style>
    <style:style style:name="P7" style:family="paragraph" style:parent-style-name="Standard">
      <style:text-properties officeooo:rsid="0042b391" officeooo:paragraph-rsid="0042b391"/>
    </style:style>
    <style:style style:name="P8" style:family="paragraph" style:parent-style-name="Standard">
      <style:text-properties officeooo:rsid="0042b391" officeooo:paragraph-rsid="005e6f57"/>
    </style:style>
    <style:style style:name="P9" style:family="paragraph" style:parent-style-name="Standard">
      <style:text-properties officeooo:rsid="0043aece" officeooo:paragraph-rsid="004bab03"/>
    </style:style>
    <style:style style:name="P10" style:family="paragraph" style:parent-style-name="Standard">
      <style:text-properties officeooo:rsid="0043aece" officeooo:paragraph-rsid="004cf7e0"/>
    </style:style>
    <style:style style:name="P11" style:family="paragraph" style:parent-style-name="Standard">
      <style:text-properties officeooo:rsid="0043aece" officeooo:paragraph-rsid="004fa416"/>
    </style:style>
    <style:style style:name="P12" style:family="paragraph" style:parent-style-name="Standard">
      <style:text-properties officeooo:rsid="0043aece" officeooo:paragraph-rsid="0055ac07"/>
    </style:style>
    <style:style style:name="P13" style:family="paragraph" style:parent-style-name="Standard">
      <style:text-properties officeooo:rsid="0043aece" officeooo:paragraph-rsid="005ac625"/>
    </style:style>
    <style:style style:name="P14" style:family="paragraph" style:parent-style-name="Standard">
      <style:text-properties officeooo:rsid="0043aece" officeooo:paragraph-rsid="005ccabc"/>
    </style:style>
    <style:style style:name="P15" style:family="paragraph" style:parent-style-name="Standard">
      <style:text-properties officeooo:rsid="0043aece" officeooo:paragraph-rsid="007b88fb"/>
    </style:style>
    <style:style style:name="P16" style:family="paragraph" style:parent-style-name="Standard">
      <style:text-properties officeooo:rsid="0043aece" officeooo:paragraph-rsid="005e6f57"/>
    </style:style>
    <style:style style:name="P17" style:family="paragraph" style:parent-style-name="Standard">
      <style:text-properties officeooo:rsid="00442682" officeooo:paragraph-rsid="00442682"/>
    </style:style>
    <style:style style:name="P18" style:family="paragraph" style:parent-style-name="Standard">
      <style:text-properties officeooo:rsid="00442682" officeooo:paragraph-rsid="0011e55d"/>
    </style:style>
    <style:style style:name="P19" style:family="paragraph" style:parent-style-name="Standard">
      <style:text-properties officeooo:rsid="004444c4" officeooo:paragraph-rsid="004444c4"/>
    </style:style>
    <style:style style:name="P20" style:family="paragraph" style:parent-style-name="Standard">
      <style:text-properties officeooo:rsid="00496a41" officeooo:paragraph-rsid="004bab03"/>
    </style:style>
    <style:style style:name="P21" style:family="paragraph" style:parent-style-name="Standard">
      <style:text-properties officeooo:rsid="00496a41" officeooo:paragraph-rsid="004ca315"/>
    </style:style>
    <style:style style:name="P22" style:family="paragraph" style:parent-style-name="Standard">
      <style:text-properties officeooo:rsid="0049e1c5" officeooo:paragraph-rsid="0049e1c5"/>
    </style:style>
    <style:style style:name="P23" style:family="paragraph" style:parent-style-name="Standard">
      <style:text-properties officeooo:rsid="004bab03" officeooo:paragraph-rsid="004bab03"/>
    </style:style>
    <style:style style:name="P24" style:family="paragraph" style:parent-style-name="Standard">
      <style:text-properties officeooo:rsid="004bab03" officeooo:paragraph-rsid="004fa416"/>
    </style:style>
    <style:style style:name="P25" style:family="paragraph" style:parent-style-name="Standard">
      <style:text-properties officeooo:rsid="004bab03" officeooo:paragraph-rsid="00550935"/>
    </style:style>
    <style:style style:name="P26" style:family="paragraph" style:parent-style-name="Standard">
      <style:text-properties officeooo:rsid="004bab03" officeooo:paragraph-rsid="0055ac07"/>
    </style:style>
    <style:style style:name="P27" style:family="paragraph" style:parent-style-name="Standard">
      <style:text-properties officeooo:rsid="004bab03" officeooo:paragraph-rsid="004ca315"/>
    </style:style>
    <style:style style:name="P28" style:family="paragraph" style:parent-style-name="Standard">
      <style:text-properties officeooo:rsid="004ca315" officeooo:paragraph-rsid="004ca315"/>
    </style:style>
    <style:style style:name="P29" style:family="paragraph" style:parent-style-name="Standard">
      <style:text-properties officeooo:rsid="004cf7e0" officeooo:paragraph-rsid="004cf7e0"/>
    </style:style>
    <style:style style:name="P30" style:family="paragraph" style:parent-style-name="Standard">
      <style:text-properties officeooo:rsid="004e115c" officeooo:paragraph-rsid="004e115c"/>
    </style:style>
    <style:style style:name="P31" style:family="paragraph" style:parent-style-name="Standard">
      <style:text-properties officeooo:rsid="004fa416" officeooo:paragraph-rsid="004fa416"/>
    </style:style>
    <style:style style:name="P32" style:family="paragraph" style:parent-style-name="Standard">
      <style:text-properties officeooo:rsid="004fa416" officeooo:paragraph-rsid="0055ac07"/>
    </style:style>
    <style:style style:name="P33" style:family="paragraph" style:parent-style-name="Standard">
      <style:text-properties officeooo:rsid="004fa416" officeooo:paragraph-rsid="005ac625"/>
    </style:style>
    <style:style style:name="P34" style:family="paragraph" style:parent-style-name="Standard">
      <style:text-properties officeooo:rsid="00550935" officeooo:paragraph-rsid="00550935"/>
    </style:style>
    <style:style style:name="P35" style:family="paragraph" style:parent-style-name="Standard">
      <style:text-properties officeooo:rsid="0055e554" officeooo:paragraph-rsid="0055e554"/>
    </style:style>
    <style:style style:name="P36" style:family="paragraph" style:parent-style-name="Standard">
      <style:text-properties officeooo:rsid="0055e554" officeooo:paragraph-rsid="005750f4"/>
    </style:style>
    <style:style style:name="P37" style:family="paragraph" style:parent-style-name="Standard">
      <style:text-properties officeooo:rsid="005ac625" officeooo:paragraph-rsid="005ac625"/>
    </style:style>
    <style:style style:name="P38" style:family="paragraph" style:parent-style-name="Standard">
      <style:text-properties officeooo:rsid="005ccabc" officeooo:paragraph-rsid="005ccabc"/>
    </style:style>
    <style:style style:name="P39" style:family="paragraph" style:parent-style-name="Standard">
      <style:text-properties officeooo:rsid="005d8b12" officeooo:paragraph-rsid="005d8b12"/>
    </style:style>
    <style:style style:name="P40" style:family="paragraph" style:parent-style-name="Standard">
      <style:text-properties officeooo:rsid="005e6f57" officeooo:paragraph-rsid="005e6f57"/>
    </style:style>
    <style:style style:name="P41" style:family="paragraph" style:parent-style-name="Standard">
      <style:text-properties officeooo:rsid="00763182" officeooo:paragraph-rsid="00763182"/>
    </style:style>
    <style:style style:name="P42" style:family="paragraph" style:parent-style-name="Standard">
      <style:text-properties officeooo:rsid="0079160c" officeooo:paragraph-rsid="0079160c"/>
    </style:style>
    <style:style style:name="P43" style:family="paragraph" style:parent-style-name="Standard">
      <style:text-properties officeooo:rsid="00792c6b" officeooo:paragraph-rsid="00792c6b"/>
    </style:style>
    <style:style style:name="P44" style:family="paragraph" style:parent-style-name="Standard">
      <style:text-properties officeooo:rsid="00792c6b" officeooo:paragraph-rsid="0079c1a5"/>
    </style:style>
    <style:style style:name="P45" style:family="paragraph" style:parent-style-name="Standard">
      <style:text-properties officeooo:rsid="007b88fb" officeooo:paragraph-rsid="007b88fb"/>
    </style:style>
    <style:style style:name="P46" style:family="paragraph" style:parent-style-name="Standard">
      <style:text-properties officeooo:rsid="007b88fb" officeooo:paragraph-rsid="007c6211"/>
    </style:style>
    <style:style style:name="P47" style:family="paragraph" style:parent-style-name="Standard">
      <style:text-properties officeooo:rsid="007c6211" officeooo:paragraph-rsid="007c6211"/>
    </style:style>
    <style:style style:name="P48" style:family="paragraph" style:parent-style-name="Standard">
      <style:text-properties fo:font-weight="bold" officeooo:rsid="003546a7" officeooo:paragraph-rsid="001d374f" style:font-weight-asian="bold" style:font-weight-complex="bold"/>
    </style:style>
    <style:style style:name="P49" style:family="paragraph" style:parent-style-name="Standard">
      <style:text-properties fo:font-weight="bold" officeooo:rsid="007ff7e3" officeooo:paragraph-rsid="007ff7e3" style:font-weight-asian="bold" style:font-weight-complex="bold"/>
    </style:style>
    <style:style style:name="P50" style:family="paragraph" style:parent-style-name="Standard">
      <style:text-properties officeooo:rsid="007ff7e3" officeooo:paragraph-rsid="007ff7e3"/>
    </style:style>
    <style:style style:name="P51" style:family="paragraph" style:parent-style-name="Standard">
      <style:text-properties style:font-name="Liberation Serif1" officeooo:rsid="00841fd7" officeooo:paragraph-rsid="00841fd7"/>
    </style:style>
    <style:style style:name="P52" style:family="paragraph" style:parent-style-name="Standard">
      <style:text-properties officeooo:rsid="004444c4" officeooo:paragraph-rsid="004444c4"/>
    </style:style>
    <style:style style:name="P53" style:family="paragraph" style:parent-style-name="Standard">
      <style:text-properties officeooo:rsid="008b12aa" officeooo:paragraph-rsid="008b12aa"/>
    </style:style>
    <style:style style:name="T1" style:family="text">
      <style:text-properties officeooo:rsid="004156d3"/>
    </style:style>
    <style:style style:name="T2" style:family="text">
      <style:text-properties officeooo:rsid="00468216"/>
    </style:style>
    <style:style style:name="T3" style:family="text">
      <style:text-properties officeooo:rsid="004758d9"/>
    </style:style>
    <style:style style:name="T4" style:family="text">
      <style:text-properties officeooo:rsid="00496a41"/>
    </style:style>
    <style:style style:name="T5" style:family="text">
      <style:text-properties officeooo:rsid="004bab03"/>
    </style:style>
    <style:style style:name="T6" style:family="text">
      <style:text-properties officeooo:rsid="004cf7e0"/>
    </style:style>
    <style:style style:name="T7" style:family="text">
      <style:text-properties officeooo:rsid="004fa416"/>
    </style:style>
    <style:style style:name="T8" style:family="text">
      <style:text-properties officeooo:rsid="00517b63"/>
    </style:style>
    <style:style style:name="T9" style:family="text">
      <style:text-properties officeooo:rsid="005298c7"/>
    </style:style>
    <style:style style:name="T10" style:family="text">
      <style:text-properties officeooo:rsid="0053b34a"/>
    </style:style>
    <style:style style:name="T11" style:family="text">
      <style:text-properties officeooo:rsid="00543423"/>
    </style:style>
    <style:style style:name="T12" style:family="text">
      <style:text-properties officeooo:rsid="0055ac07"/>
    </style:style>
    <style:style style:name="T13" style:family="text">
      <style:text-properties officeooo:rsid="005750f4"/>
    </style:style>
    <style:style style:name="T14" style:family="text">
      <style:text-properties officeooo:rsid="005ccabc"/>
    </style:style>
    <style:style style:name="T15" style:family="text">
      <style:text-properties officeooo:rsid="005e6f57"/>
    </style:style>
    <style:style style:name="T16" style:family="text">
      <style:text-properties officeooo:rsid="005f52c2"/>
    </style:style>
    <style:style style:name="T17" style:family="text">
      <style:text-properties officeooo:rsid="006133d9"/>
    </style:style>
    <style:style style:name="T18" style:family="text">
      <style:text-properties officeooo:rsid="0065dc9a"/>
    </style:style>
    <style:style style:name="T19" style:family="text">
      <style:text-properties officeooo:rsid="00679633"/>
    </style:style>
    <style:style style:name="T20" style:family="text">
      <style:text-properties officeooo:rsid="0068dad0"/>
    </style:style>
    <style:style style:name="T21" style:family="text">
      <style:text-properties officeooo:rsid="006f3cf8"/>
    </style:style>
    <style:style style:name="T22" style:family="text">
      <style:text-properties officeooo:rsid="00704a1a"/>
    </style:style>
    <style:style style:name="T23" style:family="text">
      <style:text-properties officeooo:rsid="0079160c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"/>
    </style:style>
    <style:style style:name="T26" style:family="text">
      <style:text-properties officeooo:rsid="0079c1a5"/>
    </style:style>
    <style:style style:name="T27" style:family="text">
      <style:text-properties officeooo:rsid="0042b391"/>
    </style:style>
    <style:style style:name="T28" style:family="text">
      <style:text-properties officeooo:rsid="007b88fb"/>
    </style:style>
    <style:style style:name="T29" style:family="text">
      <style:text-properties officeooo:rsid="007c6211"/>
    </style:style>
    <style:style style:name="T30" style:family="text">
      <style:text-properties officeooo:rsid="007ff7e3"/>
    </style:style>
    <style:style style:name="T31" style:family="text">
      <style:text-properties officeooo:rsid="0085e5c5"/>
    </style:style>
    <style:style style:name="T32" style:family="text">
      <style:text-properties officeooo:rsid="008a93c2"/>
    </style:style>
    <style:style style:name="T33" style:family="text">
      <style:text-properties officeooo:rsid="008b12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TE TABLE etudiant<text:span text:style-name="T1">s</text:span> (</text:p>
      <text:p text:style-name="P4">id int unsigned NOT NULL AUTO_INCREMENT UNIQUE PRIMARY KEY,</text:p>
      <text:p text:style-name="P4">mail<text:span text:style-name="T3">Univ</text:span> varchar(<text:span text:style-name="T31">70</text:span>) NOT NULL,</text:p>
      <text:p text:style-name="P5">mail<text:span text:style-name="T3">Perso</text:span> varchar(<text:span text:style-name="T31">70</text:span>),</text:p>
      <text:p text:style-name="P4">nom varchar(<text:span text:style-name="T31">30</text:span>) NOT NULL,</text:p>
      <text:p text:style-name="P4">prenom varchar(<text:span text:style-name="T31">30</text:span>) NOT NULL,</text:p>
      <text:p text:style-name="P6">numero int unsigned NOT NULL,</text:p>
      <text:p text:style-name="P4">mdp varchar(255) NOT NULL,</text:p>
      <text:p text:style-name="P4">formation varchar(4) ,</text:p>
      <text:p text:style-name="P4">promo<text:span text:style-name="T2">tion</text:span> <text:span text:style-name="T21">year</text:span>(4) ,</text:p>
      <text:p text:style-name="P22">date<text:span text:style-name="T19">Inscription</text:span> timestamp NOT NULL,</text:p>
      <text:p text:style-name="P4">etat <text:span text:style-name="T21">int</text:span>(<text:span text:style-name="T22">1</text:span>) DEFAULT 0,</text:p>
      <text:p text:style-name="P41">code varchar(50),</text:p>
      <text:p text:style-name="P41">typeCode int(1) NOT NULL,</text:p>
      <text:p text:style-name="P41">dateMail timestamp</text:p>
      <text:p text:style-name="P4">);</text:p>
      <text:p text:style-name="P1"/>
      <text:p text:style-name="P7">CREATE TABLE droits (</text:p>
      <text:p text:style-name="P7">id<text:span text:style-name="T4">Droits</text:span> int unsigned NOT NULL UNIQUE PRIMARY KEY,</text:p>
      <text:p text:style-name="P19"><text:span text:style-name="T10">droit</text:span> varchar(<text:span text:style-name="T33">30</text:span>) <text:span text:style-name="T30">NOT NULL UNIQUE,</text:span></text:p>
      <text:p text:style-name="P53">descriptionDroit varchar(255)</text:p>
      <text:p text:style-name="P7">);</text:p>
      <text:p text:style-name="P1"/>
      <text:p text:style-name="P7">CREATE TABLE roles (</text:p>
      <text:p text:style-name="P7">id<text:span text:style-name="T4">Roles</text:span> int unsigned NOT NULL AUTO_INCREMENT UNIQUE PRIMARY KEY,</text:p>
      <text:p text:style-name="P19"><text:span text:style-name="T9">role</text:span> varchar(<text:span text:style-name="T33">30</text:span>) <text:span text:style-name="T30">NOT NULL UNIQUE</text:span>,</text:p>
      <text:p text:style-name="P50">description<text:span text:style-name="T33">Role</text:span> varchar(255),</text:p>
      <text:p text:style-name="P51">supprimable unsigned int(1) DEFAULT <text:span text:style-name="T32">1</text:span></text:p>
      <text:p text:style-name="P7">);</text:p>
      <text:p text:style-name="P7"/>
      <text:p text:style-name="P42">CREATE TABLE attributionDroitsAuxRoles (</text:p>
      <text:p text:style-name="P44">idRoles <text:span text:style-name="T27">int unsigned NOT NULL,</text:span></text:p>
      <text:p text:style-name="P44">idDroits<text:span text:style-name="T27"> int unsigned NOT NULL,</text:span></text:p>
      <text:p text:style-name="P45">CONSTRAINT PK_<text:span text:style-name="T23">a</text:span>DAR<text:span text:style-name="T23"> </text:span>PRIMARY KEY (idRoles, idDroits),</text:p>
      <text:p text:style-name="P15">CONSTRAINT FK_<text:span text:style-name="T23">aDAR</text:span>_id<text:span text:style-name="T28">Roles</text:span> FOREINGN KEY (id<text:span text:style-name="T28">Roles</text:span>) REFERENCES <text:span text:style-name="T28">roles</text:span> (id<text:span text:style-name="T28">Roles</text:span>) <text:span text:style-name="T28">ON DELETE CASCADE,</text:span></text:p>
      <text:p text:style-name="P15">CONSTRAINT FK_<text:span text:style-name="T23">aDAR</text:span>_id<text:span text:style-name="T28">Droits</text:span> FOREINGN KEY (id<text:span text:style-name="T28">Droits</text:span>) REFERENCES <text:span text:style-name="T28">droits</text:span> (id<text:span text:style-name="T28">Droits</text:span>) <text:s/><text:span text:style-name="T28">ON DELETE CASCADE</text:span></text:p>
      <text:p text:style-name="P43">);</text:p>
      <text:p text:style-name="P1"/>
      <text:p text:style-name="P40">CREATE TABLE attribution<text:span text:style-name="T26">RolesAuxEtudiants</text:span> (</text:p>
      <text:p text:style-name="P8">id int unsigned <text:span text:style-name="T11">NOT NULL</text:span>,</text:p>
      <text:p text:style-name="P8">i<text:span text:style-name="T15">dRoles</text:span> int unsigned <text:span text:style-name="T11">NOT NULL</text:span>,</text:p>
      <text:p text:style-name="P46">CONSTRAINT PK_<text:span text:style-name="T23">aRAE </text:span>PRIMARY KEY (id, id<text:span text:style-name="T29">Roles</text:span>),</text:p>
      <text:p text:style-name="P16">CONSTRAINT FK_<text:span text:style-name="T29">aRAE</text:span>_id FOREINGN KEY (id) REFERENCES etudiants (id) </text:p>
      <text:p text:style-name="P47">ON DELETE CASCADE,</text:p>
      <text:p text:style-name="P16">CONSTRAINT FK_<text:span text:style-name="T29">aRAE</text:span>_id<text:span text:style-name="T16">Roles</text:span> FOREINGN KEY (id<text:span text:style-name="T16">Roles</text:span>) REFERENCES <text:span text:style-name="T16">roles</text:span> (id<text:span text:style-name="T16">Roles</text:span>)</text:p>
      <text:p text:style-name="P47">ON DELETE CASCADE</text:p>
      <text:p text:style-name="P40">) ;</text:p>
      <text:p text:style-name="P18"/>
      <text:p text:style-name="P17"/>
      <text:p text:style-name="P17"/>
      <text:p text:style-name="P20"><text:soft-page-break/>CREATE TABLE tags (</text:p>
      <text:p text:style-name="P23">idTags int unsigned NOT NULL AUTO_INCREMENT UNIQUE PRIMARY KEY,</text:p>
      <text:p text:style-name="P23">idTopics int unsigned NOT NULL,</text:p>
      <text:p text:style-name="P23">tag varchar(20) NOT NULL,</text:p>
      <text:p text:style-name="P9">CONSTRAINT FK_<text:span text:style-name="T5">tags</text:span>_id<text:span text:style-name="T5">Tags</text:span> FOREINGN KEY (id<text:span text:style-name="T5">Topics</text:span>) REFERENCES <text:span text:style-name="T5">topics</text:span> (id<text:span text:style-name="T5">Topics</text:span>)</text:p>
      <text:p text:style-name="P20">) ;</text:p>
      <text:p text:style-name="P20"/>
      <text:p text:style-name="P21">CREATE TABLE <text:span text:style-name="T5">topics (</text:span></text:p>
      <text:p text:style-name="P28">idTopics int u<text:span text:style-name="T5">nsigned NOT NULL AUTO_INCREMENT UNIQUE PRIMARY KEY,</text:span></text:p>
      <text:p text:style-name="P29">id int unsigned NOT NULL,</text:p>
      <text:p text:style-name="P30"><text:span text:style-name="T8">topic</text:span> varchar(255) NOT NULL,</text:p>
      <text:p text:style-name="P30">date<text:span text:style-name="T18">Creation</text:span> timestamp NOT NULL,</text:p>
      <text:p text:style-name="P10">CONSTRAINT FK_<text:span text:style-name="T5">topics</text:span>_id FOREINGN KEY (id) REFERENCES <text:span text:style-name="T6">etudiants</text:span> (id)</text:p>
      <text:p text:style-name="P27">) ;</text:p>
      <text:p text:style-name="P21"/>
      <text:p text:style-name="P24">CREATE TABLE messages ( </text:p>
      <text:p text:style-name="P24"><text:span text:style-name="T7">idMessages int u</text:span>nsigned NOT NULL AUTO_INCREMENT UNIQUE PRIMARY KEY,</text:p>
      <text:p text:style-name="P31">id int unsigned NOT NULL,</text:p>
      <text:p text:style-name="P31">idTopics int unsigned NOT NULL,</text:p>
      <text:p text:style-name="P31">message varchar(255) NOT NULL,</text:p>
      <text:p text:style-name="P31">date<text:span text:style-name="T18">Envoi</text:span> timestamp NOT NULL,</text:p>
      <text:p text:style-name="P11">CONSTRAINT FK_<text:span text:style-name="T7">messages</text:span>_id FOREINGN KEY (id) REFERENCES <text:span text:style-name="T6">etudiants</text:span> (id),</text:p>
      <text:p text:style-name="P11">CONSTRAINT FK_<text:span text:style-name="T7">messages</text:span>_id<text:span text:style-name="T7">Topics</text:span> FOREINGN KEY (id<text:span text:style-name="T7">Topics</text:span>) REFERENCES <text:span text:style-name="T7">topics</text:span> (id<text:span text:style-name="T7">Topics</text:span>)</text:p>
      <text:p text:style-name="P24">) ;</text:p>
      <text:p text:style-name="P17"/>
      <text:p text:style-name="P34">CREATE TABLE actualites (</text:p>
      <text:p text:style-name="P25"><text:span text:style-name="T7">idActualites int u</text:span>nsigned NOT NULL AUTO_INCREMENT UNIQUE PRIMARY KEY,</text:p>
      <text:p text:style-name="P32">id int unsigned NOT NULL,</text:p>
      <text:p text:style-name="P38">idImages int unsigned NOT NULL,</text:p>
      <text:p text:style-name="P37">actualite varchar(255) NOT NULL,</text:p>
      <text:p text:style-name="P37">description varchar(255) DEFAULT NULL,</text:p>
      <text:p text:style-name="P37">date<text:span text:style-name="T20">Publication</text:span> timestamp NOT NULL,</text:p>
      <text:p text:style-name="P12">CONSTRAINT FK_<text:span text:style-name="T12">actualites</text:span>_id FOREINGN KEY (id) REFERENCES <text:span text:style-name="T6">etudiants</text:span> (id),</text:p>
      <text:p text:style-name="P14">CONSTRAINT FK_<text:span text:style-name="T14">actualites</text:span>_id<text:span text:style-name="T15">Images</text:span> FOREINGN KEY (id<text:span text:style-name="T14">Images</text:span>) REFERENCES <text:span text:style-name="T14">images</text:span> (id<text:span text:style-name="T14">Images</text:span>)</text:p>
      <text:p text:style-name="P34">) ;</text:p>
      <text:p text:style-name="P17"/>
      <text:p text:style-name="P34">CREATE TABLE <text:span text:style-name="T17">objets</text:span> (</text:p>
      <text:p text:style-name="P26"><text:span text:style-name="T7">idObjets int u</text:span>nsigned NOT NULL AUTO_INCREMENT UNIQUE PRIMARY KEY,</text:p>
      <text:p text:style-name="P32">id int unsigned NOT NULL,</text:p>
      <text:p text:style-name="P37">idImages int unsigned NOT NULL,</text:p>
      <text:p text:style-name="P35">objet varchar(255) NOT NULL,</text:p>
      <text:p text:style-name="P36">prix number(5,<text:span text:style-name="T13">2),</text:span></text:p>
      <text:p text:style-name="P12">CONSTRAINT FK_<text:span text:style-name="T17">objets</text:span>_id FOREINGN KEY (id) REFERENCES <text:span text:style-name="T6">etudiants</text:span> (id),</text:p>
      <text:p text:style-name="P14">CONSTRAINT FK_<text:span text:style-name="T17">objets</text:span>_id<text:span text:style-name="T15">Images</text:span> FOREINGN KEY (id<text:span text:style-name="T14">Images</text:span>) REFERENCES <text:span text:style-name="T14">images</text:span> (id<text:span text:style-name="T14">Images</text:span>)</text:p>
      <text:p text:style-name="P34">) ;</text:p>
      <text:p text:style-name="P17"/>
      <text:p text:style-name="P36">CREATE TABLE images (</text:p>
      <text:p text:style-name="P37">idImages<text:span text:style-name="T7"> int unsigned NOT NULL AUTO_INCREMENT UNIQUE PRIMARY KEY,</text:span></text:p>
      <text:p text:style-name="P33">id int unsigned NOT NULL,</text:p>
      <text:p text:style-name="P39"><text:soft-page-break/>type varchar(25) NOT NULL,</text:p>
      <text:p text:style-name="P37">binaire blob NOT NULL, </text:p>
      <text:p text:style-name="P13">CONSTRAINT FK_<text:span text:style-name="T12">boutique</text:span>_id FOREINGN KEY (id) REFERENCES <text:span text:style-name="T6">etudiants</text:span> (id),</text:p>
      <text:p text:style-name="P36">) ;</text:p>
      <text:p text:style-name="P17"/>
      <text:p text:style-name="P3"/>
      <text:p text:style-name="P2"/>
      <text:p text:style-name="P48"/>
      <text:p text:style-name="P48"/>
      <text:p text:style-name="P49">INSERT INTO DROITS</text:p>
      <text:p text:style-name="P49"/>
      <text:p text:style-name="P49">INSERT INTO ROLES ADMINISTRATEUR, ETUDIANT, ANCIEN ETUDI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09:27.918000000</meta:creation-date>
    <dc:date>2019-03-02T09:55:27.419000000</dc:date>
    <meta:editing-duration>PT7H18M59S</meta:editing-duration>
    <meta:editing-cycles>117</meta:editing-cycles>
    <meta:generator>LibreOffice/5.2.3.3$Windows_x86 LibreOffice_project/d54a8868f08a7b39642414cf2c8ef2f228f780cf</meta:generator>
    <meta:document-statistic meta:table-count="0" meta:image-count="0" meta:object-count="0" meta:page-count="3" meta:paragraph-count="93" meta:word-count="455" meta:character-count="3284" meta:non-whitespace-character-count="2918"/>
  </office:meta>
</office:document-meta>
</file>